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9-07-2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9-04-2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9-01-22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8-11-02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8-07-1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8-04-12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8-02-28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7-10-2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7-07-1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7-05-23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7-02-08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6-10-0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6-07-11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6-04-04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6-01-06 0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5-10-13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5-07-1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5-04-14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5-01-13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4-10-07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4-09-09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4-08-1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4-07-16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4-06-10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4-05-1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4-04-09 0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4-01-07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3-10-15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3-08-13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3-07-09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3-04-2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3-01-08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2-10-02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2-07-1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2-04-24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2-01-10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1-10-04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1-07-06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1-04-06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1-01-12 0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0-12-07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0-10-1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0-09-1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0-08-18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0-07-20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0-06-02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0-04-20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10-01-12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9-10-06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9-07-29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9-04-22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9-01-13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8-10-08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8-07-1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8-04-15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8-01-08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7-10-17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7-07-1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7-04-10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7-01-23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6-10-1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6-07-11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6-04-0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6-01-10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5-10-11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5-07-06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5-04-12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5-01-12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4-10-06 2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4-07-20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4-04-21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4-01-1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3-10-22 0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3-07-15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3-04-14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2-10-15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2-07-16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2-04-16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2-01-17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1-09-20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1-07-18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1-05-09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1-03-07 2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1-01-09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0-11-15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0-09-12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0-06-28 0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0-05-10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0-03-09 0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2000-01-13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10-2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9-3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9-15 0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8-11 0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7-15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6-09 0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5-12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3-17 0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2-1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9-01-13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8-12-0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53121200501</text:p>
          </table:table-cell>
          <table:table-cell office:value-type="string" calcext:value-type="string">
            <text:p>1998-05-13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1" meta:object-count="0"/>
    <meta:user-defined meta:name="AppVersion">3.0</meta:user-defined>
  </office:meta>
</office:document-meta>
</file>